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0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Ubuntu" svg:font-family="Ubuntu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4">
      <style:text-properties officeooo:rsid="00abe597" officeooo:paragraph-rsid="00abe597"/>
    </style:style>
    <style:style style:name="P2" style:family="paragraph" style:parent-style-name="Text_20_body" style:list-style-name="L5">
      <style:text-properties officeooo:rsid="00aee406" officeooo:paragraph-rsid="00aee406"/>
    </style:style>
    <style:style style:name="P3" style:family="paragraph" style:parent-style-name="Heading_20_1">
      <style:text-properties officeooo:rsid="00a8fc56" officeooo:paragraph-rsid="00a8fc56"/>
    </style:style>
    <style:style style:name="P4" style:family="paragraph" style:parent-style-name="Heading_20_2">
      <style:text-properties officeooo:rsid="00aab06a" officeooo:paragraph-rsid="00aab06a"/>
    </style:style>
    <style:style style:name="P5" style:family="paragraph" style:parent-style-name="Heading_20_2">
      <style:text-properties officeooo:rsid="00aee406" officeooo:paragraph-rsid="00aee406"/>
    </style:style>
    <style:style style:name="P6" style:family="paragraph">
      <style:paragraph-properties fo:text-align="center"/>
      <style:text-properties style:font-name="Ubuntu"/>
    </style:style>
    <style:style style:name="P7" style:family="paragraph">
      <style:paragraph-properties fo:margin-left="0.801cm" fo:margin-right="0cm" fo:text-indent="0cm"/>
      <style:text-properties style:font-name="Ubuntu"/>
    </style:style>
    <style:style style:name="P8" style:family="paragraph">
      <loext:graphic-properties draw:fill-color="#ffffff"/>
      <style:paragraph-properties fo:text-align="center"/>
      <style:text-properties style:font-name="Ubuntu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aab06a"/>
    </style:style>
    <style:style style:name="T3" style:family="text">
      <style:text-properties officeooo:rsid="00abe597"/>
    </style:style>
    <style:style style:name="T4" style:family="text">
      <style:text-properties fo:color="#ff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Ubuntu" fo:font-size="15pt" style:font-size-asian="15pt" style:font-size-complex="15pt"/>
    </style:style>
    <style:style style:name="T7" style:family="text">
      <style:text-properties style:font-name="Ubunt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2.538cm" fo:min-width="8.1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unny stories : <text:span text:style-name="T2">Laurel &amp; Hardy</text:span></text:h>
      <text:h text:style-name="P4" text:outline-level="2"><draw:custom-shape text:anchor-type="paragraph" draw:z-index="0" draw:name="Forme1" draw:style-name="gr1" draw:text-style-name="P8" svg:width="8.441cm" svg:height="2.811cm" svg:x="8.46cm" svg:y="0.497cm"><text:p text:style-name="P6"><text:span text:style-name="T6">Vocabulary</text:span></text:p><text:p text:style-name="P7"><text:span text:style-name="T7">– </text:span><text:span text:style-name="T7">to be born</text:span></text:p><text:p text:style-name="P7"><text:span text:style-name="T7">– </text:span><text:span text:style-name="T7">to die</text:span></text:p><text:p text:style-name="P7"><text:span text:style-name="T7">– </text:span><text:span text:style-name="T7">to begin / to start</text:span></text:p><text:p text:style-name="P7"><text:span text:style-name="T7">– </text:span><text:span text:style-name="T7">wife → wives (pl.)</text:span></text:p><draw:enhanced-geometry svg:viewBox="0 0 21600 21600" draw:path-stretchpoint-x="10800" draw:path-stretchpoint-y="10800" draw:text-areas="?f3 ?f4 ?f5 ?f6" draw:type="round-rectangle" draw:modifiers="1233.1242158092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tan <text:span text:style-name="T3">L</text:span>aurel</text:h>
      <text:list xml:id="list5164212404355206829" text:style-name="L4">
        <text:list-item>
          <text:p text:style-name="P1">His real name <text:span text:style-name="T4">was</text:span> Arthur Stanley Jefferson.</text:p>
        </text:list-item>
        <text:list-item>
          <text:p text:style-name="P1">He <text:span text:style-name="T4">was</text:span> born in 1890 in England. He di<text:span text:style-name="T4">ed</text:span> in 1965.</text:p>
        </text:list-item>
        <text:list-item>
          <text:p text:style-name="P1">He <text:span text:style-name="T4">came</text:span> to (= arriv<text:span text:style-name="T4">ed </text:span>in) the USA in 1910, with a comedy troup that includ<text:span text:style-name="T4">ed</text:span> Charlie Chaplin.</text:p>
        </text:list-item>
        <text:list-item>
          <text:p text:style-name="P1">He <text:span text:style-name="T4">was</text:span> married four times.</text:p>
        </text:list-item>
      </text:list>
      <text:h text:style-name="P5" text:outline-level="2">Oliver Hardy (to complete as homework, like upside)</text:h>
      <text:list xml:id="list7925066852739202045" text:style-name="L5">
        <text:list-item>
          <text:p text:style-name="P2">Born in 1892 in Harlem, Georgia (US) ; death in 1957</text:p>
        </text:list-item>
        <text:list-item>
          <text:p text:style-name="P2">[open] a movie theater in … (<text:span text:style-name="T5">date à chercher</text:span><text:span text:style-name="T1">)</text:span></text:p>
        </text:list-item>
        <text:list-item>
          <text:p text:style-name="P2"><text:span text:style-name="T1">[find] work as an actor and then [move] to Hollywood.</text:span></text:p>
        </text:list-item>
        <text:list-item>
          <text:p text:style-name="P2"><text:span text:style-name="T1">He [be] married three tim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Ubuntu" svg:font-family="Ubuntu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Date" style:family="paragraph" style:parent-style-name="Text_20_body" style:master-page-name="">
      <style:paragraph-properties fo:text-align="end" style:justify-single-word="false" style:page-number="auto"/>
      <style:text-properties fo:font-size="11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11T09:45:10.338713457</dc:date>
    <meta:editing-duration>P3DT3H46M51S</meta:editing-duration>
    <meta:editing-cycles>137</meta:editing-cycles>
    <meta:generator>LibreOffice/5.1.0.3$Linux_X86_64 LibreOffice_project/10m0$Build-3</meta:generator>
    <meta:document-statistic meta:table-count="0" meta:image-count="0" meta:object-count="0" meta:page-count="1" meta:paragraph-count="11" meta:word-count="100" meta:character-count="488" meta:non-whitespace-character-count="407"/>
  </office:meta>
</office:document-meta>
</file>